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24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99"/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#9bbb59"/>
    </style:style>
    <style:style style:name="ce13" style:family="table-cell" style:parent-style-name="Default" style:data-style-name="N2">
      <style:table-cell-properties fo:background-color="#9bbb59"/>
    </style:style>
    <style:style style:name="ce14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123"/>
    <style:style style:name="ce16" style:family="table-cell" style:parent-style-name="Default" style:data-style-name="N61"/>
    <style:style style:name="gr1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8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head_tu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hhsize_tu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iete</text:p>
          </table:table-cell>
          <table:table-cell office:value-type="string" calcext:value-type="string">
            <text:p>heizkos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cnsty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rtragsanteil</text:p>
          </table:table-cell>
          <table:table-cell office:value-type="string" calcext:value-type="string">
            <text:p>m_alg1</text:p>
          </table:table-cell>
          <table:table-cell office:value-type="string" calcext:value-type="string">
            <text:p>m_transfers</text:p>
          </table:table-cell>
          <table:table-cell office:value-type="string" calcext:value-type="string">
            <text:p>uhv</text:p>
          </table:table-cell>
          <table:table-cell office:value-type="string" calcext:value-type="string">
            <text:p>gross_e1</text:p>
          </table:table-cell>
          <table:table-cell office:value-type="string" calcext:value-type="string">
            <text:p>gross_e4</text:p>
          </table:table-cell>
          <table:table-cell office:value-type="string" calcext:value-type="string">
            <text:p>gross_e5</text:p>
          </table:table-cell>
          <table:table-cell office:value-type="string" calcext:value-type="string">
            <text:p>gross_e6</text:p>
          </table:table-cell>
          <table:table-cell office:value-type="string" calcext:value-type="string">
            <text:p>incometax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divdy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wohngeld_basis_hh</text:p>
          </table:table-cell>
          <table:table-cell/>
          <table:table-cell office:value-type="string" calcext:value-type="string">
            <text:p>wg_abzuege</text:p>
          </table:table-cell>
          <table:table-cell office:value-type="string" calcext:value-type="string">
            <text:p>wg_grossY_otherinc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980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formula="of:=[.E2]" office:value-type="float" office:value="3" calcext:value-type="float">
            <text:p>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1.15*([.AP2]-(([.AJ2]+([.AK2]*[.AP2])+([.AL2]*[.AO2]))*[.AO2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S2]+[.T2]+[.U2]+[.V2])/12+[.P2]+[.Q2]+([.N2]*[.O2])" office:value-type="float" office:value="2166.66666666667" calcext:value-type="float">
            <text:p>2166.67</text:p>
          </table:table-cell>
          <table:table-cell table:style-name="ce14" table:formula="of:=SUM([.$AF$2:.$AF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15" table:formula="of:=MAX((1-[.AE2])*([.AG2]-[.AH2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16" office:value-type="float" office:value="0.00038" calcext:value-type="float">
            <office:annotation draw:style-name="gr1" draw:text-style-name="P2" svg:width="92.24pt" svg:height="72pt" svg:x="1551.74pt" svg:y="0pt" draw:caption-point-x="302.71pt" draw:caption-point-y="14.06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/>
            </office:annotation>
            <text:p>3.80E-04</text:p>
          </table:table-cell>
          <table:table-cell table:style-name="ce16" office:value-type="float" office:value="0.000083" calcext:value-type="float">
            <office:annotation draw:style-name="gr1" draw:text-style-name="P2" svg:width="92.24pt" svg:height="72pt" svg:x="1591.51pt" svg:y="0pt" draw:caption-point-x="308.69pt" draw:caption-point-y="14.06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/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15" table:formula="of:=[.AI2]" office:value-type="float" office:value="1446.66666666667" calcext:value-type="float">
            <text:p>1446.7</text:p>
          </table:table-cell>
          <table:table-cell table:formula="of:=MIN(MAX([.H2];[.AN2]);[.AM2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[.E3]" office:value-type="float" office:value="3" calcext:value-type="float">
            <text:p>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1.15*([.AP3]-(([.AJ3]+([.AK3]*[.AP3])+([.AL3]*[.AO3]))*[.AO3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S3]+[.T3]+[.U3]+[.V3])/12+[.P3]+[.Q3]+([.N3]*[.O3])" office:value-type="float" office:value="0" calcext:value-type="float">
            <text:p>0.00</text:p>
          </table:table-cell>
          <table:table-cell table:style-name="ce14" table:formula="of:=SUM([.$AF$2:.$AF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15" table:formula="of:=MAX((1-[.AE3])*([.AG3]-[.AH3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16" office:value-type="float" office:value="0.00038" calcext:value-type="float">
            <office:annotation draw:style-name="gr1" draw:text-style-name="P2" svg:width="92.24pt" svg:height="72pt" svg:x="1551.74pt" svg:y="9.58pt" draw:caption-point-x="302.71pt" draw:caption-point-y="18.28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/>
            </office:annotation>
            <text:p>3.80E-04</text:p>
          </table:table-cell>
          <table:table-cell table:style-name="ce16" office:value-type="float" office:value="0.000083" calcext:value-type="float">
            <office:annotation draw:style-name="gr1" draw:text-style-name="P2" svg:width="92.24pt" svg:height="72pt" svg:x="1591.51pt" svg:y="9.58pt" draw:caption-point-x="308.69pt" draw:caption-point-y="18.28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/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15" table:formula="of:=[.AI3]" office:value-type="float" office:value="1446.66666666667" calcext:value-type="float">
            <text:p>1446.7</text:p>
          </table:table-cell>
          <table:table-cell table:formula="of:=MIN(MAX([.H3];[.AN3]);[.AM3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[.E4]" office:value-type="float" office:value="3" calcext:value-type="float">
            <text:p>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1.15*([.AP4]-(([.AJ4]+([.AK4]*[.AP4])+([.AL4]*[.AO4]))*[.AO4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S4]+[.T4]+[.U4]+[.V4])/12+[.P4]+[.Q4]+([.N4]*[.O4])" office:value-type="float" office:value="0" calcext:value-type="float">
            <text:p>0.00</text:p>
          </table:table-cell>
          <table:table-cell table:style-name="ce14" table:formula="of:=SUM([.$AF$2:.$AF$4])" office:value-type="float" office:value="2166.66666666667" calcext:value-type="float">
            <text:p>2166.67</text:p>
          </table:table-cell>
          <table:table-cell office:value-type="float" office:value="100" calcext:value-type="float">
            <office:annotation draw:style-name="gr1" draw:text-style-name="P2" svg:width="90pt" svg:height="54pt" svg:x="1457.23pt" svg:y="24.15pt" draw:caption-point-x="256.96pt" draw:caption-point-y="17.52pt">
              <dc:creator>ES</dc:creator>
              <dc:date>2019-11-19T00:00:00</dc:date>
              <text:p text:style-name="P1"><text:span text:style-name="T1">Author:</text:span></text:p>
              <text:p text:style-name="P1"><text:span text:style-name="T2">für das arbeitende Kind</text:span></text:p>
            </office:annotation>
            <text:p>100</text:p>
          </table:table-cell>
          <table:table-cell table:style-name="ce15" table:formula="of:=MAX((1-[.AE4])*([.AG4]-[.AH4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16" office:value-type="float" office:value="0.00038" calcext:value-type="float">
            <office:annotation draw:style-name="gr1" draw:text-style-name="P2" svg:width="92.24pt" svg:height="72pt" svg:x="1551.74pt" svg:y="21.15pt" draw:caption-point-x="302.71pt" draw:caption-point-y="20.52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/>
            </office:annotation>
            <text:p>3.80E-04</text:p>
          </table:table-cell>
          <table:table-cell table:style-name="ce16" office:value-type="float" office:value="0.000083" calcext:value-type="float">
            <office:annotation draw:style-name="gr1" draw:text-style-name="P2" svg:width="92.24pt" svg:height="72pt" svg:x="1591.51pt" svg:y="21.15pt" draw:caption-point-x="308.69pt" draw:caption-point-y="20.52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/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15" table:formula="of:=[.AI4]" office:value-type="float" office:value="1446.66666666667" calcext:value-type="float">
            <text:p>1446.7</text:p>
          </table:table-cell>
          <table:table-cell table:formula="of:=MIN(MAX([.H4];[.AN4]);[.AM4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8" office:value-type="float" office:value="2" calcext:value-type="float">
            <text:p>2</text:p>
          </table:table-cell>
          <table:table-cell table:formula="of:=[.E5]" office:value-type="float" office:value="2" calcext:value-type="float">
            <text:p>2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800" calcext:value-type="float">
            <text:p>8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13" calcext:value-type="float">
            <text:p>2013</text:p>
          </table:table-cell>
          <table:table-cell table:style-name="ce13" table:formula="of:=1.08*([.AP5]-(([.AJ5]+([.AK5]*[.AP5])+([.AL5]*[.AO5]))*[.AO5]))" office:value-type="float" office:value="194.1744" calcext:value-type="float">
            <text:p>194.17</text:p>
          </table:table-cell>
          <table:table-cell table:style-name="ce8"/>
          <table:table-cell table:style-name="ce8" office:value-type="float" office:value="0.2" calcext:value-type="float">
            <text:p>0.2</text:p>
          </table:table-cell>
          <table:table-cell table:style-name="ce9" table:formula="of:=([.S5]+[.T5]+[.U5]+[.V5])/12+[.P5]+[.Q5]+([.N5]*[.O5])" office:value-type="float" office:value="933.333333333333" calcext:value-type="float">
            <text:p>933.33</text:p>
          </table:table-cell>
          <table:table-cell table:style-name="ce14" table:formula="of:=SUM([.$AF$5:.$AF$6])" office:value-type="float" office:value="933.333333333333" calcext:value-type="float">
            <text:p>933.33</text:p>
          </table:table-cell>
          <table:table-cell table:style-name="ce8" office:value-type="float" office:value="100" calcext:value-type="float">
            <office:annotation draw:style-name="gr1" draw:text-style-name="P2" svg:width="90pt" svg:height="54pt" svg:x="1457.23pt" svg:y="36.45pt" draw:caption-point-x="256.96pt" draw:caption-point-y="19.02pt">
              <dc:creator>ES</dc:creator>
              <dc:date>2019-11-19T00:00:00</dc:date>
              <text:p text:style-name="P1"><text:span text:style-name="T1">Author:</text:span></text:p>
              <text:p text:style-name="P1"><text:span text:style-name="T2">für Behinderung</text:span></text:p>
              <text:p text:style-name="P1"/>
            </office:annotation>
            <text:p>100</text:p>
          </table:table-cell>
          <table:table-cell table:style-name="ce15" table:formula="of:=MAX((1-[.AE5])*([.AG5]-[.AH5]);0)" office:value-type="float" office:value="666.666666666667" calcext:value-type="float">
            <text:p>666.7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I5]" office:value-type="float" office:value="666.666666666667" calcext:value-type="float">
            <text:p>666.7</text:p>
          </table:table-cell>
          <table:table-cell table:formula="of:=MIN(MAX([.H5];[.AN5]);[.AM5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[.E6]" office:value-type="float" office:value="2" calcext:value-type="float">
            <text:p>2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80" calcext:value-type="float">
            <text:p>80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13" table:formula="of:=1.08*([.AP6]-(([.AJ6]+([.AK6]*[.AP6])+([.AL6]*[.AO6]))*[.AO6]))" office:value-type="float" office:value="194.1744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14" table:formula="of:=([.S6]+[.T6]+[.U6]+[.V6])/12+[.P6]+[.Q6]+([.N6]*[.O6])" office:value-type="float" office:value="0" calcext:value-type="float">
            <text:p>0.00</text:p>
          </table:table-cell>
          <table:table-cell table:style-name="ce14" table:formula="of:=SUM([.$AF$5:.$AF$6])" office:value-type="float" office:value="933.3333333333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table:style-name="ce15" table:formula="of:=MAX((1-[.AE6])*([.AG6]-[.AH6]);0)" office:value-type="float" office:value="666.66666666666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I6]" office:value-type="float" office:value="666.666666666667" calcext:value-type="float">
            <text:p>666.7</text:p>
          </table:table-cell>
          <table:table-cell table:formula="of:=MIN(MAX([.H6];[.AN6]);[.AM6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8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6000" calcext:value-type="float">
            <text:p>16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09" calcext:value-type="float">
            <text:p>2009</text:p>
          </table:table-cell>
          <table:table-cell table:style-name="ce13" table:formula="of:=1.08*([.AP7]-(([.AJ7]+([.AK7]*[.AP7])+([.AL7]*[.AO7]))*[.AO7]))" office:value-type="float" office:value="18.7845355200001" calcext:value-type="float">
            <text:p>18.78</text:p>
          </table:table-cell>
          <table:table-cell table:style-name="ce8"/>
          <table:table-cell table:style-name="ce8" office:value-type="float" office:value="0.3" calcext:value-type="float">
            <text:p>0.3</text:p>
          </table:table-cell>
          <table:table-cell table:style-name="ce9" table:formula="of:=([.S7]+[.T7]+[.U7]+[.V7])/12+[.P7]+[.Q7]+([.N7]*[.O7])" office:value-type="float" office:value="1583.33333333333" calcext:value-type="float">
            <text:p>1583.33</text:p>
          </table:table-cell>
          <table:table-cell table:style-name="ce14" table:formula="of:=SUM([.$AF$7:.$AF$8])" office:value-type="float" office:value="1583.33333333333" calcext:value-type="float">
            <text:p>1583.33</text:p>
          </table:table-cell>
          <table:table-cell table:style-name="ce8" office:value-type="float" office:value="50" calcext:value-type="float">
            <office:annotation draw:style-name="gr1" draw:text-style-name="P2" svg:width="90pt" svg:height="54pt" svg:x="1457.23pt" svg:y="58.79pt" draw:caption-point-x="256.96pt" draw:caption-point-y="24.29pt">
              <dc:creator>ES</dc:creator>
              <dc:date>2019-11-19T00:00:00</dc:date>
              <text:p text:style-name="P1"><text:span text:style-name="T1">Author:</text:span></text:p>
              <text:p text:style-name="P1"><text:span text:style-name="T2">für Alleinerziehende mit 1 Kind unter 11 Jahren</text:span></text:p>
              <text:p text:style-name="P1"/>
            </office:annotation>
            <text:p>50</text:p>
          </table:table-cell>
          <table:table-cell table:style-name="ce15" table:formula="of:=MAX((1-[.AE7])*([.AG7]-[.AH7]);0)" office:value-type="float" office:value="1073.33333333333" calcext:value-type="float">
            <text:p>1073.3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I7]" office:value-type="float" office:value="1073.33333333333" calcext:value-type="float">
            <text:p>1073.3</text:p>
          </table:table-cell>
          <table:table-cell table:formula="of:=MIN(MAX([.H7];[.AN7]);[.AM7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style-name="ce13" table:formula="of:=1.08*([.AP8]-(([.AJ8]+([.AK8]*[.AP8])+([.AL8]*[.AO8]))*[.AO8]))" office:value-type="float" office:value="18.7845355200001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S8]+[.T8]+[.U8]+[.V8])/12+[.P8]+[.Q8]+([.N8]*[.O8])" office:value-type="float" office:value="0" calcext:value-type="float">
            <text:p>0.00</text:p>
          </table:table-cell>
          <table:table-cell table:style-name="ce14" table:formula="of:=SUM([.$AF$7:.$AF$8])" office:value-type="float" office:value="1583.333333333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table:style-name="ce15" table:formula="of:=MAX((1-[.AE8])*([.AG8]-[.AH8]);0)" office:value-type="float" office:value="1073.3333333333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I8]" office:value-type="float" office:value="1073.33333333333" calcext:value-type="float">
            <text:p>1073.3</text:p>
          </table:table-cell>
          <table:table-cell table:formula="of:=MIN(MAX([.H8];[.AN8]);[.AM8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8" office:value-type="float" office:value="5" calcext:value-type="float">
            <text:p>5</text:p>
          </table:table-cell>
          <table:table-cell table:formula="of:=[.E9]" office:value-type="float" office:value="5" calcext:value-type="float">
            <text:p>5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20" calcext:value-type="float">
            <text:p>120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006" calcext:value-type="float">
            <text:p>2006</text:p>
          </table:table-cell>
          <table:table-cell table:style-name="ce13" table:formula="of:=([.AP9]-(([.AJ9]+([.AK9]*[.AP9])+([.AL9]*[.AO9]))*[.AO9]))" office:value-type="float" office:value="508.75845025" calcext:value-type="float">
            <text:p>508.76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style-name="ce9" table:formula="of:=([.S9]+[.T9]+[.U9]+[.V9])/12+[.P9]+[.Q9]+([.N9]*[.O9])" office:value-type="float" office:value="0" calcext:value-type="float">
            <text:p>0.00</text:p>
          </table:table-cell>
          <table:table-cell table:style-name="ce9" table:formula="of:=SUM([.$AF$9:.$AF$13]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formula="of:=MAX((1-[.AE9])*([.AG9]-[.AH9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9];[.AN9]);[.AM9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[.E10]" office:value-type="float" office:value="5" calcext:value-type="float">
            <text:p>5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P10]-(([.AJ10]+([.AK10]*[.AP10])+([.AL10]*[.AO10]))*[.AO10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S10]+[.T10]+[.U10]+[.V10])/12+[.P10]+[.Q10]+([.N10]*[.O10])" office:value-type="float" office:value="0" calcext:value-type="float">
            <text:p>0.00</text:p>
          </table:table-cell>
          <table:table-cell table:style-name="ce14" table:formula="of:=SUM([.$AF$9:.$AF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E10])*([.AG10]-[.AH10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10];[.AN10]);[.AM10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[.E11]" office:value-type="float" office:value="5" calcext:value-type="float">
            <text:p>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P11]-(([.AJ11]+([.AK11]*[.AP11])+([.AL11]*[.AO11]))*[.AO11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S11]+[.T11]+[.U11]+[.V11])/12+[.P11]+[.Q11]+([.N11]*[.O11])" office:value-type="float" office:value="0" calcext:value-type="float">
            <text:p>0.00</text:p>
          </table:table-cell>
          <table:table-cell table:style-name="ce14" table:formula="of:=SUM([.$AF$9:.$AF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E11])*([.AG11]-[.AH11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11];[.AN11]);[.AM11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[.E12]" office:value-type="float" office:value="5" calcext:value-type="float">
            <text:p>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P12]-(([.AJ12]+([.AK12]*[.AP12])+([.AL12]*[.AO12]))*[.AO12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S12]+[.T12]+[.U12]+[.V12])/12+[.P12]+[.Q12]+([.N12]*[.O12])" office:value-type="float" office:value="0" calcext:value-type="float">
            <text:p>0.00</text:p>
          </table:table-cell>
          <table:table-cell table:style-name="ce14" table:formula="of:=SUM([.$AF$9:.$AF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E12])*([.AG12]-[.AH12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12];[.AN12]);[.AM12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[.E13]" office:value-type="float" office:value="5" calcext:value-type="float">
            <text:p>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P13]-(([.AJ13]+([.AK13]*[.AP13])+([.AL13]*[.AO13]))*[.AO13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S13]+[.T13]+[.U13]+[.V13])/12+[.P13]+[.Q13]+([.N13]*[.O13])" office:value-type="float" office:value="0" calcext:value-type="float">
            <text:p>0.00</text:p>
          </table:table-cell>
          <table:table-cell table:style-name="ce14" table:formula="of:=SUM([.$AF$9:.$AF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E13])*([.AG13]-[.AH13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H13];[.AN13]);[.AM13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13" table:formula="of:=([.AP14]-(([.AJ14]+([.AK14]*[.AP14])+([.AL14]*[.AO14]))*[.AO14]))*1.15" office:value-type="float" office:value="450.7799463" calcext:value-type="float">
            <text:p>450.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formula="of:=([.S14]+[.T14]+[.U14]+[.V14])/12+[.P14]+[.Q14]+([.N14]*[.O14])" office:value-type="float" office:value="0" calcext:value-type="float">
            <text:p>0.00</text:p>
          </table:table-cell>
          <table:table-cell table:style-name="ce14" table:formula="of:=SUM([.$AF$9:.$AF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E14])*([.AG14]-[.AH14]);0)" office:value-type="float" office:value="0" calcext:value-type="float">
            <text:p>0.0</text:p>
          </table:table-cell>
          <table:table-cell table:style-name="ce16" office:value-type="float" office:value="0.04" calcext:value-type="float">
            <text:p>4.00E-02</text:p>
          </table:table-cell>
          <table:table-cell table:style-name="ce16" office:value-type="float" office:value="0.00063" calcext:value-type="float">
            <text:p>6.30E-04</text:p>
          </table:table-cell>
          <table:table-cell table:style-name="ce16" office:value-type="float" office:value="0.000138" calcext:value-type="float">
            <text:p>1.38E-04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table:style-name="ce15" office:value-type="float" office:value="239" calcext:value-type="float">
            <text:p>239.0</text:p>
          </table:table-cell>
          <table:table-cell table:formula="of:=MIN(MAX([.H14];[.AN14]);[.AM14])" office:value-type="float" office:value="482" calcext:value-type="float">
            <text:p>482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P0" style:volatile="true">
      <number:text>TRUE</number:text>
    </number:number-style>
    <number:number-style style:name="N122P1" style:volatile="true">
      <number:text>TRUE</number:text>
    </number:number-style>
    <number:number-style style:name="N122">
      <number:text>FALSE</number:text>
      <style:map style:condition="value()&gt;0" style:apply-style-name="N122P0"/>
      <style:map style:condition="value()&lt;0" style:apply-style-name="N122P1"/>
    </number:number-style>
    <number:number-style style:name="N123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rklärender_20_Text_20_2" style:display-name="Erklärender Text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19-11-19T15:29:38.840094648</dc:date>
    <meta:editing-cycles>7</meta:editing-cycles>
    <meta:editing-duration>PT30S</meta:editing-duration>
    <meta:document-statistic meta:table-count="1" meta:cell-count="814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